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c83c7" officeooo:paragraph-rsid="001c83c7" style:font-size-asian="18pt" style:font-size-complex="18pt"/>
    </style:style>
    <style:style style:name="P2" style:family="paragraph" style:parent-style-name="Standard">
      <style:text-properties fo:font-size="18pt" officeooo:rsid="001d7cc1" officeooo:paragraph-rsid="001d7cc1" style:font-size-asian="18pt" style:font-size-complex="18pt"/>
    </style:style>
    <style:style style:name="P3" style:family="paragraph" style:parent-style-name="Standard">
      <style:text-properties fo:font-size="18pt" officeooo:rsid="0020e209" officeooo:paragraph-rsid="0020e209" style:font-size-asian="18pt" style:font-size-complex="18pt"/>
    </style:style>
    <style:style style:name="P4" style:family="paragraph" style:parent-style-name="Standard">
      <style:text-properties fo:font-size="30pt" officeooo:rsid="001c83c7" officeooo:paragraph-rsid="001c83c7" style:font-size-asian="30pt" style:font-size-complex="30pt"/>
    </style:style>
    <style:style style:name="P5" style:family="paragraph" style:parent-style-name="Standard">
      <style:text-properties fo:font-size="30pt" officeooo:rsid="001c83c7" officeooo:paragraph-rsid="001c83c7" style:font-size-asian="30pt" style:font-size-complex="30pt"/>
    </style:style>
    <style:style style:name="P6" style:family="paragraph" style:parent-style-name="Standard">
      <style:text-properties fo:color="#c9211e" fo:font-size="18pt" officeooo:rsid="001d7cc1" officeooo:paragraph-rsid="001d7cc1" style:font-size-asian="18pt" style:font-size-complex="18pt"/>
    </style:style>
    <style:style style:name="P7" style:family="paragraph" style:parent-style-name="Standard">
      <style:text-properties fo:color="#c9211e" fo:font-size="18pt" officeooo:rsid="00235c51" officeooo:paragraph-rsid="00235c51" style:font-size-asian="18pt" style:font-size-complex="18pt"/>
    </style:style>
    <style:style style:name="P8" style:family="paragraph" style:parent-style-name="Standard">
      <style:text-properties fo:font-size="18pt" officeooo:rsid="001edb31" officeooo:paragraph-rsid="001edb31" style:font-size-asian="18pt" style:font-size-complex="18pt"/>
    </style:style>
    <style:style style:name="P9" style:family="paragraph" style:parent-style-name="Standard">
      <style:text-properties fo:font-size="18pt" officeooo:rsid="002415d6" officeooo:paragraph-rsid="002415d6" style:font-size-asian="18pt" style:font-size-complex="18pt"/>
    </style:style>
    <style:style style:name="P10" style:family="paragraph" style:parent-style-name="Standard">
      <style:text-properties fo:font-size="18pt" officeooo:paragraph-rsid="002415d6" style:font-size-asian="18pt" style:font-size-complex="18pt"/>
    </style:style>
    <style:style style:name="P11" style:family="paragraph" style:parent-style-name="Standard">
      <style:text-properties fo:font-size="18pt" officeooo:paragraph-rsid="001edb31" style:font-size-asian="18pt" style:font-size-complex="18pt"/>
    </style:style>
    <style:style style:name="P12" style:family="paragraph" style:parent-style-name="Standard">
      <style:text-properties fo:font-size="18pt" officeooo:rsid="001d7cc1" officeooo:paragraph-rsid="001d7cc1" style:font-size-asian="18pt" style:font-size-complex="18pt"/>
    </style:style>
    <style:style style:name="P13" style:family="paragraph" style:parent-style-name="Standard">
      <style:text-properties fo:color="#000000" fo:font-size="18pt" officeooo:rsid="001edb31" officeooo:paragraph-rsid="001edb31" style:font-size-asian="18pt" style:font-size-complex="18pt"/>
    </style:style>
    <style:style style:name="T1" style:family="text">
      <style:text-properties fo:color="#c9211e"/>
    </style:style>
    <style:style style:name="T2" style:family="text">
      <style:text-properties officeooo:rsid="002415d6"/>
    </style:style>
    <style:style style:name="T3" style:family="text">
      <style:text-properties fo:font-variant="normal" fo:text-transform="none" fo:color="#202124" style:font-name="inherit" fo:font-size="21pt" fo:letter-spacing="normal" fo:language="pt" fo:country="PT" fo:font-style="normal" fo:font-weight="normal"/>
    </style:style>
    <style:style style:name="T4" style:family="text">
      <style:text-properties fo:font-variant="normal" fo:text-transform="none" fo:color="#202124" style:font-name="inherit" fo:letter-spacing="normal" fo:language="pt" fo:country="PT" fo:font-style="normal" fo:font-weight="normal"/>
    </style:style>
    <style:style style:name="T5" style:family="text">
      <style:text-properties fo:font-variant="normal" fo:text-transform="none" fo:color="#202124" style:font-name="inherit" fo:letter-spacing="normal" fo:language="pt" fo:country="PT" fo:font-style="normal" fo:font-weight="normal" officeooo:rsid="002415d6"/>
    </style:style>
    <style:style style:name="T6" style:family="text">
      <style:text-properties officeooo:rsid="002415d6" style:font-size-asian="18pt" style:font-size-complex="18pt"/>
    </style:style>
    <style:style style:name="T7" style:family="text">
      <style:text-properties officeooo:rsid="002aff91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2aff91" fo:background-color="#ffff00" loext:char-shading-value="0"/>
    </style:style>
    <style:style style:name="T11" style:family="text">
      <style:text-properties officeooo:rsid="002aff91" fo:background-color="#ffff00" loext:char-shading-value="0"/>
    </style:style>
    <style:style style:name="T12" style:family="text">
      <style:text-properties fo:background-color="#ff0000" loext:char-shading-value="0"/>
    </style:style>
    <style:style style:name="T13" style:family="text">
      <style:text-properties fo:background-color="#ff0000" loext:char-shading-value="0"/>
    </style:style>
    <style:style style:name="T14" style:family="text">
      <style:text-properties fo:background-color="#81d41a" loext:char-shading-value="0"/>
    </style:style>
    <style:style style:name="T15" style:family="text">
      <style:text-properties fo:background-color="#81d41a" loext:char-shading-value="0"/>
    </style:style>
    <style:style style:name="T16" style:family="text">
      <style:text-properties officeooo:rsid="002aff91" fo:background-color="#81d41a" loext:char-shading-value="0"/>
    </style:style>
    <style:style style:name="T17" style:family="text">
      <style:text-properties officeooo:rsid="002aff91" fo:background-color="#81d41a" loext:char-shading-value="0"/>
    </style:style>
    <style:style style:name="T18" style:family="text">
      <style:text-properties officeooo:rsid="002c30e5"/>
    </style:style>
    <style:style style:name="T19" style:family="text">
      <style:text-properties officeooo:rsid="002dcaaa"/>
    </style:style>
    <style:style style:name="T20" style:family="text">
      <style:text-properties officeooo:rsid="002e14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icas para algoritmos </text:p>
      <text:p text:style-name="P4"/>
      <text:p text:style-name="P3">Em problemas <text:span text:style-name="T1">envolvendo array manipulação continua</text:span> a t<text:span text:style-name="T1">écnica de janela deslizante</text:span> é indicada que tem dois ponteiros</text:p>
      <text:p text:style-name="P1"/>
      <text:p text:style-name="P1">Se for Acessar um array ou array de obj, e tiver que somar o total do array tem que ter uma variável contadora que inicia em 0, caso queira multiplicar os elemento <text:s/>a variável contadora inicia em 1</text:p>
      <text:p text:style-name="P1"/>
      <text:p text:style-name="P6">Como inverter valor de qualquer Número: Negativo para Positivo e vice e versa.</text:p>
      <text:p text:style-name="P2"/>
      <text:p text:style-name="P2">Valor * - 1 </text:p>
      <text:p text:style-name="P2"><text:tab/><text:tab/><text:span text:style-name="T7">Nega.<text:tab/> <text:s text:c="2"/></text:span><text:span text:style-name="T18">Posi.</text:span><text:span text:style-name="T7"><text:tab/><text:tab/><text:tab/><text:tab/> <text:s text:c="3"/>Posi.<text:tab/> <text:s text:c="5"/></text:span><text:span text:style-name="T18">Nega.</text:span></text:p>
      <text:p text:style-name="P2">Exemplo: <text:span text:style-name="T15">- 20 </text:span>* - 1 = <text:span text:style-name="T9">20</text:span> <text:s/><text:tab/><text:span text:style-name="T7">Para negativo <text:tab/> <text:s text:c="4"/></text:span><text:span text:style-name="T17"><text:s/>20</text:span><text:span text:style-name="T7"> * -1 = </text:span><text:span text:style-name="T11">- 20</text:span></text:p>
      <text:p text:style-name="P2"/>
      <text:p text:style-name="P13">Isso é por causa da regra de sinais <text:span text:style-name="T19">d</text:span>a matemática, <text:s/>que menos com menos <text:span text:style-name="T20">os sinais</text:span> se elimina<text:span text:style-name="T20">m</text:span>.</text:p>
      <text:p text:style-name="P11"><text:span text:style-name="T5"/></text:p>
      <text:p text:style-name="P10"><text:span text:style-name="T5"/></text:p>
      <text:p text:style-name="P9"/>
      <text:p text:style-name="P8"/>
      <text:p text:style-name="P8"/>
      <text:p text:style-name="P7">* Ordem dos argumentos passados em funções tem ser a mesma ordem nos parâmetros das mesm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16:14:43.406684077</meta:creation-date>
    <dc:date>2021-07-17T20:15:48.091423479</dc:date>
    <meta:editing-duration>PT31M44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29" meta:character-count="711" meta:non-whitespace-character-count="560"/>
  </office:meta>
</office:document-meta>
</file>